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3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Δt</text:p>
          </table:table-cell>
          <table:table-cell office:value-type="string">
            <text:p>Δs</text:p>
          </table:table-cell>
          <table:table-cell office:value-type="string">
            <text:p>Δv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>
            <text:p>0</text:p>
          </table:table-cell>
          <table:table-cell/>
          <table:table-cell>
            <draw:frame table:end-cell-address="Tabelle1.T24" table:end-x="2.11cm" table:end-y="0.215cm" draw:z-index="0" draw:style-name="gr1" draw:text-style-name="P1" svg:width="28.817cm" svg:height="10.102cm" svg:x="0.39cm" svg:y="0.049cm">
              <draw:object draw:notify-on-update-of-ranges="Tabelle1.A2:Tabelle1.A10 Tabelle1.A2:Tabelle1.A10 Tabelle1.B1:Tabelle1.B1 Tabelle1.B2:Tabelle1.B10 Tabelle1.A2:Tabelle1.A10 Tabelle1.C1:Tabelle1.C1 Tabelle1.C2:Tabelle1.C10 Tabelle1.A2:Tabelle1.A10 Tabelle1.E1:Tabelle1.E1 Tabelle1.E2:Tabelle1.E10 Tabelle1.A2:Tabelle1.A10 Tabelle1.F1:Tabelle1.F1 Tabelle1.F2:Tabelle1.F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8">
            <text:p>0,018</text:p>
          </table:table-cell>
          <table:table-cell office:value-type="float" office:value="0.04">
            <text:p>0,04</text:p>
          </table:table-cell>
          <table:table-cell table:formula="of:=[.A3]-[.A2]" office:value-type="float" office:value="1">
            <text:p>1</text:p>
          </table:table-cell>
          <table:table-cell table:formula="of:=[.B3]-[.B2]" office:value-type="float" office:value="0.018">
            <text:p>0,018</text:p>
          </table:table-cell>
          <table:table-cell table:formula="of:=[.C3]-[.C2]"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07">
            <text:p>0,07</text:p>
          </table:table-cell>
          <table:table-cell table:formula="of:=[.A4]-[.A3]" office:value-type="float" office:value="1">
            <text:p>1</text:p>
          </table:table-cell>
          <table:table-cell table:formula="of:=[.B4]-[.B3]" office:value-type="float" office:value="0.052">
            <text:p>0,052</text:p>
          </table:table-cell>
          <table:table-cell table:formula="of:=[.C4]-[.C3]"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8">
            <text:p>0,158</text:p>
          </table:table-cell>
          <table:table-cell office:value-type="float" office:value="0.11">
            <text:p>0,11</text:p>
          </table:table-cell>
          <table:table-cell table:formula="of:=[.A5]-[.A4]" office:value-type="float" office:value="1">
            <text:p>1</text:p>
          </table:table-cell>
          <table:table-cell table:formula="of:=[.B5]-[.B4]" office:value-type="float" office:value="0.088">
            <text:p>0,088</text:p>
          </table:table-cell>
          <table:table-cell table:formula="of:=[.C5]-[.C4]"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82">
            <text:p>0,282</text:p>
          </table:table-cell>
          <table:table-cell office:value-type="float" office:value="0.14">
            <text:p>0,14</text:p>
          </table:table-cell>
          <table:table-cell table:formula="of:=[.A6]-[.A5]" office:value-type="float" office:value="1">
            <text:p>1</text:p>
          </table:table-cell>
          <table:table-cell table:formula="of:=[.B6]-[.B5]" office:value-type="float" office:value="0.124">
            <text:p>0,124</text:p>
          </table:table-cell>
          <table:table-cell table:formula="of:=[.C6]-[.C5]"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4">
            <text:p>0,44</text:p>
          </table:table-cell>
          <table:table-cell office:value-type="float" office:value="0.18">
            <text:p>0,18</text:p>
          </table:table-cell>
          <table:table-cell table:formula="of:=[.A7]-[.A6]" office:value-type="float" office:value="1">
            <text:p>1</text:p>
          </table:table-cell>
          <table:table-cell table:formula="of:=[.B7]-[.B6]" office:value-type="float" office:value="0.158">
            <text:p>0,158</text:p>
          </table:table-cell>
          <table:table-cell table:formula="of:=[.C7]-[.C6]"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3">
            <text:p>0,633</text:p>
          </table:table-cell>
          <table:table-cell office:value-type="float" office:value="0.21">
            <text:p>0,21</text:p>
          </table:table-cell>
          <table:table-cell table:formula="of:=[.A8]-[.A7]" office:value-type="float" office:value="1">
            <text:p>1</text:p>
          </table:table-cell>
          <table:table-cell table:formula="of:=[.B8]-[.B7]" office:value-type="float" office:value="0.193">
            <text:p>0,193</text:p>
          </table:table-cell>
          <table:table-cell table:formula="of:=[.C8]-[.C7]"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62">
            <text:p>0,862</text:p>
          </table:table-cell>
          <table:table-cell office:value-type="float" office:value="0.25">
            <text:p>0,25</text:p>
          </table:table-cell>
          <table:table-cell table:formula="of:=[.A9]-[.A8]" office:value-type="float" office:value="1">
            <text:p>1</text:p>
          </table:table-cell>
          <table:table-cell table:formula="of:=[.B9]-[.B8]" office:value-type="float" office:value="0.229">
            <text:p>0,229</text:p>
          </table:table-cell>
          <table:table-cell table:formula="of:=[.C9]-[.C8]"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26">
            <text:p>1,126</text:p>
          </table:table-cell>
          <table:table-cell office:value-type="float" office:value="0.28">
            <text:p>0,28</text:p>
          </table:table-cell>
          <table:table-cell table:formula="of:=[.A10]-[.A9]" office:value-type="float" office:value="1">
            <text:p>1</text:p>
          </table:table-cell>
          <table:table-cell table:formula="of:=[.B10]-[.B9]" office:value-type="float" office:value="0.264">
            <text:p>0,264</text:p>
          </table:table-cell>
          <table:table-cell table:formula="of:=[.C10]-[.C9]"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 :</text:p>
          </table:table-cell>
          <table:table-cell table:formula="of:=([.F3]+[.F4]+[.F5]+[.F6]+[.F7]+[.F8]+[.F9]+[.F10])/8" office:value-type="float" office:value="0.035">
            <text:p>0,035</text:p>
          </table:table-cell>
          <table:table-cell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>
            <text:p>t</text:p>
          </table:table-cell>
          <table:table-cell office:value-type="string">
            <text:p>t²</text:p>
          </table:table-cell>
          <table:table-cell office:value-type="string">
            <text:p>s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[.A24]^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A25]^2" office:value-type="float" office:value="1">
            <text:p>1</text:p>
          </table:table-cell>
          <table:table-cell office:value-type="float" office:value="0.018">
            <text:p>0,018</text:p>
          </table:table-cell>
          <table:table-cell office:value-type="float" office:value="0.04">
            <text:p>0,04</text:p>
          </table:table-cell>
          <table:table-cell table:number-columns-repeated="3"/>
          <table:table-cell>
            <draw:frame table:end-cell-address="Tabelle1.T46" table:end-x="1.837cm" table:end-y="0.452cm" draw:z-index="1" draw:style-name="gr1" draw:text-style-name="P1" svg:width="28.358cm" svg:height="9.761cm" svg:x="0.576cm" svg:y="0.175cm">
              <draw:object draw:notify-on-update-of-ranges="Tabelle1.B24:Tabelle1.B32 Tabelle1.C23:Tabelle1.C23 Tabelle1.C24:Tabelle1.C32 Tabelle1.B24:Tabelle1.B32 Tabelle1.D23:Tabelle1.D23 Tabelle1.D24:Tabelle1.D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26]^2" office:value-type="float" office:value="4">
            <text:p>4</text:p>
          </table:table-cell>
          <table:table-cell table:number-columns-repeated="2"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A27]^2" office:value-type="float" office:value="9">
            <text:p>9</text:p>
          </table:table-cell>
          <table:table-cell office:value-type="float" office:value="0.158">
            <text:p>0,158</text:p>
          </table:table-cell>
          <table:table-cell office:value-type="float" office:value="0.11">
            <text:p>0,1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A28]^2" office:value-type="float" office:value="16">
            <text:p>16</text:p>
          </table:table-cell>
          <table:table-cell office:value-type="float" office:value="0.282">
            <text:p>0,282</text:p>
          </table:table-cell>
          <table:table-cell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A29]^2" office:value-type="float" office:value="25">
            <text:p>25</text:p>
          </table:table-cell>
          <table:table-cell office:value-type="float" office:value="0.44">
            <text:p>0,44</text:p>
          </table:table-cell>
          <table:table-cell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A30]^2" office:value-type="float" office:value="36">
            <text:p>36</text:p>
          </table:table-cell>
          <table:table-cell office:value-type="float" office:value="0.633">
            <text:p>0,633</text:p>
          </table:table-cell>
          <table:table-cell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A31]^2" office:value-type="float" office:value="49">
            <text:p>49</text:p>
          </table:table-cell>
          <table:table-cell office:value-type="float" office:value="0.862">
            <text:p>0,862</text:p>
          </table:table-cell>
          <table:table-cell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A32]^2" office:value-type="float" office:value="64">
            <text:p>64</text:p>
          </table:table-cell>
          <table:table-cell office:value-type="float" office:value="1.126">
            <text:p>1,126</text:p>
          </table:table-cell>
          <table:table-cell office:value-type="float" office:value="0.28">
            <text:p>0,28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m</text:p>
          </table:table-cell>
          <table:table-cell office:value-type="float" office:value="0.0175919319">
            <text:p>0,0175919319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formula="of:=[.B37]*2" office:value-type="float" office:value="0.0351838638">
            <text:p>0,0351838638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0">10.10.2023</text:date>, <text:time>10:2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9T09:14:01.89</meta:creation-date>
    <meta:editing-duration>PT2H20M24S</meta:editing-duration>
    <meta:editing-cycles>6</meta:editing-cycles>
    <meta:generator>OpenOffice/4.1.10$Win32 OpenOffice.org_project/4110m2$Build-9807</meta:generator>
    <dc:date>2023-10-10T10:25:04.18</dc:date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svg:stroke-color="#579d1c"/>
    </style:style>
    <style:style style:name="ch12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svg:stroke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18cm" svg:height="10.103cm" xlink:href=".." xlink:type="simple" chart:class="chart:scatter" chart:column-mapping="0 1 2 3" chart:style-name="ch1">
        <chart:legend chart:legend-position="end" svg:x="25.463cm" svg:y="2.905cm" style:legend-expansion="high" chart:style-name="ch2"/>
        <chart:plot-area chart:style-name="ch3" table:cell-range-address="Tabelle1.A2:Tabelle1.C10 Tabelle1.A1:Tabelle1.C1 Tabelle1.E1:Tabelle1.F10" chart:data-source-has-labels="both" svg:x="0.273cm" svg:y="0.919cm" svg:width="9.697cm" svg:height="8.53cm">
          <chartooo:coordinate-region svg:x="1cm" svg:y="1.132cm" svg:width="8.876cm" svg:height="7.644cm"/>
          <chart:axis chart:dimension="x" chart:name="primary-x" chart:style-name="ch4" chartooo:axis-type="auto">
            <chart:categories table:cell-range-address="Tabelle1.A2:Tabelle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0" chart:label-cell-address="Tabelle1.B1:Tabelle1.B1" chart:class="chart:scatter">
            <chart:domain table:cell-range-address="Tabelle1.A2:Tabelle1.A10"/>
            <chart:regression-curve chart:style-name="ch7">
              <chart:equation svg:x="18.95cm" svg:y="3.41cm"/>
            </chart:regression-curve>
            <chart:data-point chart:repeated="9"/>
          </chart:series>
          <chart:series chart:style-name="ch8" chart:values-cell-range-address="Tabelle1.C2:Tabelle1.C10" chart:label-cell-address="Tabelle1.C1:Tabelle1.C1" chart:class="chart:scatter">
            <chart:regression-curve chart:style-name="ch9">
              <chart:equation svg:x="19.903cm" svg:y="4.502cm"/>
            </chart:regression-curve>
            <chart:data-point chart:repeated="9"/>
          </chart:series>
          <chart:series chart:style-name="ch10" chart:values-cell-range-address="Tabelle1.E2:Tabelle1.E10" chart:label-cell-address="Tabelle1.E1:Tabelle1.E1" chart:class="chart:scatter">
            <chart:regression-curve chart:style-name="ch11">
              <chart:equation svg:x="18.816cm" svg:y="5.619cm"/>
            </chart:regression-curve>
            <chart:data-point chart:repeated="9"/>
          </chart:series>
          <chart:series chart:style-name="ch12" chart:values-cell-range-address="Tabelle1.F2:Tabelle1.F10" chart:label-cell-address="Tabelle1.F1:Tabelle1.F1" chart:class="chart:scatter">
            <chart:regression-curve chart:style-name="ch13">
              <chart:equation svg:x="19.82cm" svg:y="6.526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Tabelle1.B1:Tabelle1.B1</svg:desc>
                </draw:g>
              </table:table-cell>
              <table:table-cell office:value-type="string">
                <text:p>v</text:p>
                <draw:g>
                  <svg:desc>Tabelle1.C1:Tabelle1.C1</svg:desc>
                </draw:g>
              </table:table-cell>
              <table:table-cell office:value-type="string">
                <text:p>Δs</text:p>
                <draw:g>
                  <svg:desc>Tabelle1.E1:Tabelle1.E1</svg:desc>
                </draw:g>
              </table:table-cell>
              <table:table-cell office:value-type="string">
                <text:p>Δv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10</svg:desc>
                </draw:g>
              </table:table-cell>
              <table:table-cell office:value-type="float" office:value="0">
                <text:p>0</text:p>
                <draw:g>
                  <svg:desc>Tabelle1.A2:Tabelle1.A10</svg:desc>
                </draw:g>
              </table:table-cell>
              <table:table-cell office:value-type="float" office:value="0">
                <text:p>0</text:p>
                <draw:g>
                  <svg:desc>Tabelle1.B2:Tabelle1.B10</svg:desc>
                </draw:g>
              </table:table-cell>
              <table:table-cell office:value-type="float" office:value="0">
                <text:p>0</text:p>
                <draw:g>
                  <svg:desc>Tabelle1.C2:Tabelle1.C10</svg:desc>
                </draw:g>
              </table:table-cell>
              <table:table-cell office:value-type="float" office:value="0">
                <text:p>0</text:p>
                <draw:g>
                  <svg:desc>Tabelle1.E2:Tabelle1.E10</svg:desc>
                </draw:g>
              </table:table-cell>
              <table:table-cell office:value-type="float" office:value="0">
                <text:p>0</text:p>
                <draw:g>
                  <svg:desc>Tabelle1.F2:Tabelle1.F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52">
                <text:p>0.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58">
                <text:p>0.158</text:p>
              </table:table-cell>
              <table:table-cell office:value-type="float" office:value="0.11">
                <text:p>0.11</text:p>
              </table:table-cell>
              <table:table-cell office:value-type="float" office:value="0.088">
                <text:p>0.0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82">
                <text:p>0.282</text:p>
              </table:table-cell>
              <table:table-cell office:value-type="float" office:value="0.14">
                <text:p>0.14</text:p>
              </table:table-cell>
              <table:table-cell office:value-type="float" office:value="0.124">
                <text:p>0.1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18">
                <text:p>0.18</text:p>
              </table:table-cell>
              <table:table-cell office:value-type="float" office:value="0.158">
                <text:p>0.1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33">
                <text:p>0.633</text:p>
              </table:table-cell>
              <table:table-cell office:value-type="float" office:value="0.21">
                <text:p>0.21</text:p>
              </table:table-cell>
              <table:table-cell office:value-type="float" office:value="0.193">
                <text:p>0.1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62">
                <text:p>0.862</text:p>
              </table:table-cell>
              <table:table-cell office:value-type="float" office:value="0.25">
                <text:p>0.25</text:p>
              </table:table-cell>
              <table:table-cell office:value-type="float" office:value="0.229">
                <text:p>0.2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126">
                <text:p>1.126</text:p>
              </table:table-cell>
              <table:table-cell office:value-type="float" office:value="0.28">
                <text:p>0.28</text:p>
              </table:table-cell>
              <table:table-cell office:value-type="float" office:value="0.264">
                <text:p>0.26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59cm" svg:height="9.762cm" xlink:href=".." xlink:type="simple" chart:class="chart:scatter" chart:style-name="ch1">
        <chart:legend chart:legend-position="end" svg:x="25.057cm" svg:y="3.783cm" style:legend-expansion="high" chart:style-name="ch2"/>
        <chart:plot-area chart:style-name="ch3" table:cell-range-address="Tabelle1.B24:Tabelle1.D32 Tabelle1.C23:Tabelle1.D23" chart:data-source-has-labels="row" svg:x="1.016cm" svg:y="0.913cm" svg:width="8.894cm" svg:height="8.229cm">
          <chartooo:coordinate-region svg:x="1.743cm" svg:y="1.126cm" svg:width="7.98cm" svg:height="7.3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4:Tabelle1.C32" chart:label-cell-address="Tabelle1.C23:Tabelle1.C23" chart:class="chart:scatter">
            <chart:domain table:cell-range-address="Tabelle1.B24:Tabelle1.B32"/>
            <chart:regression-curve chart:style-name="ch7">
              <chart:equation svg:x="12.623cm" svg:y="3.708cm"/>
            </chart:regression-curve>
            <chart:data-point chart:repeated="9"/>
          </chart:series>
          <chart:series chart:style-name="ch8" chart:values-cell-range-address="Tabelle1.D24:Tabelle1.D32" chart:label-cell-address="Tabelle1.D23:Tabelle1.D23" chart:class="chart:scatter"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</text:p>
                <draw:g>
                  <svg:desc>Tabelle1.C23:Tabelle1.C23</svg:desc>
                </draw:g>
              </table:table-cell>
              <table:table-cell office:value-type="string">
                <text:p>v</text:p>
                <draw:g>
                  <svg:desc>Tabelle1.D23:Tabelle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24:Tabelle1.B32</svg:desc>
                </draw:g>
              </table:table-cell>
              <table:table-cell office:value-type="float" office:value="0">
                <text:p>0</text:p>
                <draw:g>
                  <svg:desc>Tabelle1.C24:Tabelle1.C32</svg:desc>
                </draw:g>
              </table:table-cell>
              <table:table-cell office:value-type="float" office:value="0">
                <text:p>0</text:p>
                <draw:g>
                  <svg:desc>Tabelle1.D24:Tabelle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158">
                <text:p>0.1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82">
                <text:p>0.28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4">
                <text:p>0.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633">
                <text:p>0.6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862">
                <text:p>0.8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.126">
                <text:p>1.126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